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F000002CDFEDFB91B0FC530A4.png" manifest:media-type="image/png"/>
  <manifest:file-entry manifest:full-path="Pictures/TablePreview1.svm" manifest:media-type=""/>
  <manifest:file-entry manifest:full-path="Pictures/100000000000018600000140CE1295F00C696E6B.png" manifest:media-type="image/png"/>
  <manifest:file-entry manifest:full-path="Pictures/100000000000019000000096AF497915DFBF166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textarea-horizontal-align="left" draw:textarea-vertical-align="top" draw:auto-grow-height="false" fo:min-height="3.6cm" fo:min-width="26.6cm"/>
    </style:style>
    <style:style style:name="gr3" style:family="graphic" style:parent-style-name="standard">
      <style:graphic-properties svg:stroke-color="#ffffff" draw:textarea-horizontal-align="left" draw:textarea-vertical-align="top" draw:auto-grow-height="false" fo:min-height="4.6cm" fo:min-width="26.6cm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1.6cm" fo:min-width="6.6cm"/>
    </style:style>
    <style:style style:name="gr5" style:family="graphic" style:parent-style-name="standard">
      <style:graphic-properties svg:stroke-color="#ffffff" draw:textarea-horizontal-align="justify" draw:textarea-vertical-align="middle" draw:auto-grow-height="false" fo:min-height="1.1cm" fo:min-width="6.503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1cm" fo:min-width="6.6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1cm" fo:min-width="1.6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1.1cm" fo:min-width="3cm"/>
    </style:style>
    <style:style style:name="gr9" style:family="graphic" style:parent-style-name="objectwithoutfill">
      <style:graphic-properties svg:stroke-color="#ffffff" draw:fill="none"/>
    </style:style>
    <style:style style:name="gr10" style:family="graphic" style:parent-style-name="standard">
      <style:graphic-properties svg:stroke-width="0.2cm" svg:stroke-color="#b62118" draw:marker-start-width="0.65cm" draw:marker-end-width="0.65cm" draw:fill="none" draw:textarea-horizontal-align="justify" draw:textarea-vertical-align="middle" draw:auto-grow-height="false" fo:min-height="11cm" fo:min-width="7.5cm" fo:padding-top="0.25cm" fo:padding-bottom="0.25cm" fo:padding-left="0.25cm" fo:padding-right="0.25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draw:fill-color="#f36838" fo:min-height="2.501cm"/>
    </style:style>
    <style:style style:name="pr7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min-height="15.001cm" fo:padding-top="0.55cm" fo:padding-bottom="0.05cm" fo:padding-left="0.55cm" fo:padding-right="0.05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="solid" draw:fill-color="#c4c4c4" fo:min-height="15.001cm" fo:padding-top="0.5cm" fo:padding-left="0.5cm"/>
    </style:style>
    <style:style style:name="pr11" style:family="presentation" style:parent-style-name="Default-notes">
      <style:graphic-properties draw:fill-color="#ffffff" draw:auto-grow-height="true" fo:min-height="13.1cm"/>
    </style:style>
    <style:style style:name="pr12" style:family="presentation" style:parent-style-name="True_25_20Blue_25_20Presentation-title">
      <style:graphic-properties draw:auto-grow-height="true" fo:min-height="6cm"/>
    </style:style>
    <style:style style:name="pr13" style:family="presentation" style:parent-style-name="True_25_20Blue_25_20Presentation-subtitle">
      <style:graphic-properties draw:fit-to-size="false" style:shrink-to-fit="false" fo:padding-top="1cm"/>
    </style:style>
    <style:style style:name="pr14" style:family="presentation" style:parent-style-name="True_25_20Blue_25_20Presentation-notes">
      <style:graphic-properties draw:fill-color="#ffffff" draw:auto-grow-height="true" fo:min-height="13.1cm"/>
    </style:style>
    <style:style style:name="pr15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1.625cm"/>
    </style:style>
    <style:style style:name="ro2" style:family="table-row">
      <style:table-row-properties style:row-height="1.627cm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1pt" fo:font-weight="bold" style:font-size-asian="21pt" style:font-weight-asian="bold" style:font-size-complex="21pt" style:font-weight-complex="600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use-window-font-color="true" fo:font-weight="normal" style:font-weight-asian="normal" style:font-weight-complex="normal"/>
    </style:style>
    <style:style style:name="P12" style:family="paragraph">
      <loext:graphic-properties draw:fill-color="#f36838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15" style:family="paragraph">
      <style:paragraph-properties fo:margin-top="0cm" fo:margin-bottom="0.1cm"/>
    </style:style>
    <style:style style:name="P16" style:family="paragraph">
      <loext:graphic-properties draw:fill="solid" draw:fill-color="#c4c4c4"/>
      <style:paragraph-properties fo:margin-top="0cm" fo:margin-bottom="0.1cm"/>
      <style:text-properties style:font-name="Courier New" fo:font-size="12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.989cm" fo:margin-right="0cm" fo:margin-top="0cm" fo:margin-bottom="0cm" fo:text-indent="0cm"/>
    </style:style>
    <style:style style:name="P19" style:family="paragraph">
      <style:paragraph-properties fo:margin-left="0.962cm" fo:margin-right="0cm" fo:margin-top="0cm" fo:margin-bottom="0cm" fo:text-indent="0cm"/>
    </style:style>
    <style:style style:name="P20" style:family="paragraph">
      <loext:graphic-properties draw:fill="solid" draw:fill-color="#c4c4c4"/>
      <style:paragraph-properties fo:margin-top="0cm" fo:margin-bottom="0cm" fo:line-height="100%"/>
      <style:text-properties style:font-name="Courier New" fo:font-size="12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margin-top="0cm" fo:margin-bottom="0cm">
        <style:tab-stops>
          <style:tab-stop style:position="1cm"/>
          <style:tab-stop style:position="2cm"/>
        </style:tab-stops>
      </style:paragraph-properties>
    </style:style>
    <style:style style:name="P23" style:family="paragraph">
      <style:paragraph-properties fo:margin-left="0.998cm" fo:margin-right="0cm" fo:margin-top="0cm" fo:margin-bottom="0cm" fo:text-indent="0cm">
        <style:tab-stops>
          <style:tab-stop style:position="1cm"/>
          <style:tab-stop style:position="2cm"/>
        </style:tab-stops>
      </style:paragraph-properties>
    </style:style>
    <style:style style:name="P24" style:family="paragraph">
      <loext:graphic-properties draw:fill="solid" draw:fill-color="#c4c4c4"/>
      <style:paragraph-properties fo:margin-top="0cm" fo:margin-bottom="0cm" fo:line-height="100%">
        <style:tab-stops>
          <style:tab-stop style:position="1cm"/>
          <style:tab-stop style:position="2cm"/>
        </style:tab-stops>
      </style:paragraph-properties>
      <style:text-properties style:font-name="Courier New" fo:font-size="12pt" style:font-size-asian="18pt" style:font-size-complex="18pt"/>
    </style:style>
    <style:style style:name="P25" style:family="paragraph">
      <style:paragraph-properties fo:margin-left="0.998cm" fo:margin-right="0cm" fo:margin-top="0cm" fo:margin-bottom="0cm" fo:text-indent="0cm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text-properties fo:font-size="32pt"/>
    </style:style>
    <style:style style:name="P29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Ubuntu" fo:font-size="18pt" style:font-name-asian="Ubuntu" style:font-size-asian="18pt" style:font-name-complex="Ubuntu" style:font-size-complex="18pt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62118" fo:font-weight="bold" style:font-weight-asian="bold" style:font-weight-complex="bold"/>
    </style:style>
    <style:style style:name="T11" style:family="text">
      <style:text-properties style:font-name="Courier New" fo:font-size="12pt" style:font-size-asian="18pt" style:font-size-complex="18pt"/>
    </style:style>
    <style:style style:name="T12" style:family="text">
      <style:text-properties fo:font-size="12pt"/>
    </style:style>
    <style:style style:name="T13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fo:color="#ffffff" fo:font-size="21pt" fo:font-weight="bold" style:font-size-asian="21pt" style:font-weight-asian="bold" style:font-size-complex="21pt" style:font-weight-complex="600"/>
    </style:style>
    <style:style style:name="T16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font-name="Courier New1" fo:font-size="12pt" style:font-size-asian="18pt" style:font-weight-asian="normal" style:font-size-complex="18pt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Value Object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7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timeless abstractions</text:p>
                <text:list>
                  <text:list-item>
                    <text:p>No life-cycle, no birth or death, no change</text:p>
                  </text:list-item>
                  <text:list-item>
                    <text:p>No identity, cannot be counted, there is only one “copy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Often implemented as immutable objects</text:p>
                  </text:list-item>
                  <text:list-item>
                    <text:p>Program state changes by assigning values to 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lues are instances of value types</text:p>
                <text:list>
                  <text:list-item>
                    <text:p>Also often called “data” and “data types”</text:p>
                  </text:list-item>
                  <text:list-item>
                    <text:p>We avoid the potential confu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e virtual or physical entities from the modeled world</text:p>
                <text:list>
                  <text:list-item>
                    <text:p>Exist in time, have a life-cycle</text:p>
                  </text:list-item>
                  <text:list-item>
                    <text:p>Can be created, changed, shared, destroyed</text:p>
                  </text:list-item>
                  <text:list-item>
                    <text:p>Have identity independent of internal structu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equences for programming</text:p>
                <text:list>
                  <text:list-item>
                    <text:p>Can be implemented as traditional classes with mutable state</text:p>
                  </text:list-item>
                  <text:list-item>
                    <text:p>Leads to side-effects a.k.a. aliasing and source of bug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s are instances of object types (classe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s of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So-called “primitive data types”</text:p>
                <text:list>
                  <text:list-item>
                    <text:p>Numbers, strings, character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mon general value types</text:p>
                <text:list>
                  <text:list-item>
                    <text:p>Names, coordinates, postal codes, 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main-specific value types</text:p>
                <text:list>
                  <text:list-item>
                    <text:p>SI unit (quantity units), ranges, restrictions, ...</text:p>
                  </text:list-item>
                  <text:list-item>
                    <text:p>Currency, monetary amount, interest rate, stock ticker symbol, …</text:p>
                  </text:list-item>
                  <text:list-item>
                    <text:p>Protocol names, URLs, HTTP return codes, …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and Object Representations</text:p>
          </draw:text-box>
        </draw:frame>
        <draw:g>
          <draw:custom-shape draw:style-name="gr2" draw:text-style-name="P7" draw:layer="layout" svg:width="27cm" svg:height="4cm" svg:x="0.5cm" svg:y="2.25cm">
            <text:p text:style-name="P6"><text:span text:style-name="T5">Shared Inter-subjective Immaterial Realit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27cm" svg:height="5cm" svg:x="0.5cm" svg:y="6.25cm">
            <text:p text:style-name="P6"><text:span text:style-name="T5">Shared Material “Physical” Realit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0.5cm" svg:y="3.75cm">
            <text:p text:style-name="P6"><text:span text:style-name="T6">EUR 42 : Money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9.5cm" svg:y="3.75cm">
            <text:p text:style-name="P6"><text:span text:style-name="T6">sa12 : SavingsAccou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7" draw:layer="layout" svg:width="27cm" svg:height="4cm" svg:x="0.5cm" svg:y="11.25cm">
            <text:p text:style-name="P6"><text:span text:style-name="T5">Software System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8" draw:layer="layout" svg:width="7cm" svg:height="2cm" svg:x="1.5cm" svg:y="3.75cm">
            <text:p text:style-name="P6"><text:span text:style-name="T6">2 : Integ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7.35cm">
            <text:p text:style-name="P6"><text:span text:style-name="T6">“</text:span><text:span text:style-name="T6">II” on pape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8" draw:layer="layout" svg:width="6.903cm" svg:height="1.5cm" svg:x="1.5cm" svg:y="9.25cm">
            <text:p text:style-name="P6"><text:span text:style-name="T6">“</text:span><text:span text:style-name="T6">zwei” on paper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7.35cm">
            <text:p text:style-name="P6"><text:span text:style-name="T6">“</text:span><text:span text:style-name="T7">EUR </text:span><text:span text:style-name="T6">42” on statemen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9.25cm">
            <text:p text:style-name="P6"><text:span text:style-name="T6">sa12 in audit trai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9.5cm" svg:y="7.35cm">
            <text:p text:style-name="P6"><text:span text:style-name="T6">sa12 as bookle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7cm" svg:height="1.5cm" svg:x="10.5cm" svg:y="9.25cm">
            <text:p text:style-name="P6"><text:span text:style-name="T7">€</text:span><text:span text:style-name="T6">42 as cas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.5cm" svg:y="12.75cm">
            <text:p text:style-name="P6"><text:span text:style-name="T6">1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6.5cm" svg:y="12.75cm">
            <text:p text:style-name="P6"><text:span text:style-name="T6">2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4cm" svg:y="12.75cm">
            <text:p text:style-name="P6"><text:span text:style-name="T6">“</text:span><text:span text:style-name="T6">2”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2cm" svg:height="1.5cm" svg:x="10.5cm" svg:y="12.75cm">
            <text:p text:style-name="P6"><text:span text:style-name="T6">4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19.5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3.4cm" svg:height="1.5cm" svg:x="23.1cm" svg:y="12.75cm">
            <text:p text:style-name="P6"><text:span text:style-name="T6">sa12 : SA</text:span></text:p>
            <draw:enhanced-geometry svg:viewBox="0 0 21600 21600" draw:type="rectangle" draw:enhanced-path="M 0 0 L 21600 0 21600 21600 0 21600 0 0 Z N"/>
          </draw:custom-shape>
          <draw:g>
            <draw:custom-shape draw:style-name="gr7" draw:text-style-name="P8" draw:layer="layout" svg:width="2cm" svg:height="1.5cm" svg:x="15.5cm" svg:y="12.75cm">
              <text:p text:style-name="P6"><text:span text:style-name="T6">42.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2cm" svg:height="1.5cm" svg:x="13cm" svg:y="12.75cm">
              <text:p text:style-name="P6"><text:span text:style-name="T7">€</text:span></text:p>
              <draw:enhanced-geometry svg:viewBox="0 0 21600 21600" draw:type="rectangle" draw:enhanced-path="M 0 0 L 21600 0 21600 21600 0 21600 0 0 Z N"/>
            </draw:custom-shape>
            <draw:line draw:style-name="gr9" draw:text-style-name="P9" draw:layer="layout" svg:x1="15cm" svg:y1="13.55cm" svg:x2="15.5cm" svg:y2="13.55cm">
              <text:p/>
            </draw:line>
          </draw:g>
          <draw:custom-shape draw:style-name="gr10" draw:text-style-name="P10" draw:layer="layout" svg:width="8cm" svg:height="11.5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0cm" svg:y="3.2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8cm" svg:height="11.5cm" svg:x="19cm" svg:y="3.2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s and Values</text:p>
          </draw:text-box>
        </draw:frame>
        <draw:frame presentation:style-name="pr4" draw:text-style-name="P11" draw:layer="layout" svg:width="27cm" svg:height="11.5cm" svg:x="0.5cm" svg:y="2.25cm" presentation:class="outline">
          <draw:text-box>
            <text:list text:style-name="L3">
              <text:list-item>
                <text:p><text:span text:style-name="T8">A software system consists of both objects and values</text:span></text:p>
                <text:list>
                  <text:list-item>
                    <text:p><text:span text:style-name="T8">Object attributes have valu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The system is an object graph with</text:span><text:span text:style-name="T8"><text:line-break/></text:span><text:span text:style-name="T8">values as leaves</text:span></text:p>
              </text:list-item>
            </text:list>
          </draw:text-box>
        </draw:frame>
        <draw:frame draw:style-name="gr11" draw:text-style-name="P10" draw:layer="layout" svg:width="14.62cm" svg:height="12cm" svg:x="12cm" svg:y="3.3cm">
          <draw:image xlink:href="Pictures/100000000000018600000140CE1295F00C696E6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omain-Specific Value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Brings program closer to problem domain</text:p>
              </text:list-item>
              <text:list-item>
                <text:p>Restrains a major source of possible bugs (aliasing)</text:p>
              </text:list-item>
              <text:list-item>
                <text:p>May enhance system performance (see implementation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</text:list-item>
                  <text:list-item>
                    <text:p>As an object type</text:p>
                  </text:list-item>
                  <text:list-item>
                    <text:p>As something el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Modeling PostalAddres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<text:span text:style-name="T9">How would you model a PostalAddress class?</text:span></text:p>
                <text:list>
                  <text:list-item>
                    <text:p>As a value type</text:p>
                    <text:list>
                      <text:list-item>
                        <text:p><text:span text:style-name="T10">Conceptually: Yes. A postal address does not have a life-cycle and does not change.</text:span></text:p>
                      </text:list-item>
                      <text:list-item>
                        <text:p><text:span text:style-name="T10">Pragmatically: No. May be too heavyweight, with little sharing possibl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an object type</text:p>
                    <text:list>
                      <text:list-item>
                        <text:p><text:span text:style-name="T10">Conceptually no, pragmatically yes. See above.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As something else</text:p>
                    <text:list>
                      <text:list-item>
                        <text:p><text:span text:style-name="T10">Tertium non datu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1 / 4: General Semantic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plement java.lang.Object equality contract correctly</text:p>
              </text:list-item>
            </text:list>
          </draw:text-box>
        </draw:frame>
        <draw:frame presentation:style-name="pr7" draw:text-style-name="P14" draw:layer="layout" svg:width="27cm" svg:height="7.5cm" svg:x="0.5cm" svg:y="3.5cm" presentation:class="outline" presentation:user-transformed="true">
          <draw:text-box>
            <text:p text:style-name="P13"><text:span text:style-name="T11">public boolean equals(Object o) {</text:span></text:p>
            <text:p text:style-name="P13"><text:span text:style-name="T11"><text:s text:c="2"/></text:span><text:span text:style-name="T11">if ((o == null) || !(o instanceof Name)) return false;</text:span></text:p>
            <text:p text:style-name="P13"><text:span text:style-name="T12"/></text:p>
            <text:p text:style-name="P13"><text:span text:style-name="T11"><text:s text:c="2"/></text:span><text:span text:style-name="T11">Name n = (Name) o;</text:span></text:p>
            <text:p text:style-name="P13"><text:span text:style-name="T11"><text:s text:c="2"/></text:span><text:span text:style-name="T11">int noComponents = getNoComponents();</text:span></text:p>
            <text:p text:style-name="P13"><text:span text:style-name="T11"><text:s text:c="2"/></text:span><text:span text:style-name="T11">if (n.getNoComponents() != noComponents) return false;</text:span></text:p>
            <text:p text:style-name="P13"><text:span text:style-name="T11"/></text:p>
            <text:p text:style-name="P13"><text:span text:style-name="T11"><text:s text:c="2"/></text:span><text:span text:style-name="T11">for (int i = 0; i &lt; noComponents; i++) {</text:span></text:p>
            <text:p text:style-name="P13"><text:span text:style-name="T11"><text:s text:c="4"/></text:span><text:span text:style-name="T11">if (!getComponent(i).equals(n.getComponent(i))) return fals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return true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2.75cm" svg:x="0.5cm" svg:y="11cm" presentation:class="outline" presentation:user-transformed="true">
          <draw:text-box>
            <text:p text:style-name="P13"><text:span text:style-name="T11">public int hashCode() {</text:span></text:p>
            <text:p text:style-name="P13"><text:span text:style-name="T11"><text:s text:c="2"/></text:span><text:span text:style-name="T11">return asString().hashCode();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2 / 4: Immut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immutable objects</text:p>
                <text:list>
                  <text:list-item>
                    <text:p>Do not change the state of the object; rather return a new one</text:p>
                    <text:list>
                      <text:list-item>
                        <text:p>Affects the interface; no mutation methods of return type void</text:p>
                      </text:list-item>
                      <text:list-item>
                        <text:p>Use Java’s final fields to ensure immutability</text:p>
                      </text:list-item>
                      <text:list-item>
                        <text:p>Adjust client code to accept new ob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4" draw:layer="layout" svg:width="27cm" svg:height="3.75cm" svg:x="0.5cm" svg:y="6cm" presentation:class="outline" presentation:user-transformed="true">
          <draw:text-box>
            <text:p text:style-name="P13"><text:span text:style-name="T11">public </text:span><text:span text:style-name="T13">Name</text:span><text:span text:style-name="T11"> remove(int i) {</text:span></text:p>
            <text:p text:style-name="P13"><text:span text:style-name="T11"><text:s text:c="2"/></text:span><text:span text:style-name="T11">assertIsValidIndex(i);</text:span></text:p>
            <text:p text:style-name="P13"><text:span text:style-name="T11"><text:s text:c="2"/></text:span><text:span text:style-name="T11">...</text:span></text:p>
            <text:p text:style-name="P13"><text:span text:style-name="T11"><text:s text:c="2"/></text:span><text:span text:style-name="T13">Name result</text:span><text:span text:style-name="T11"> = doRemove(i);</text:span></text:p>
            <text:p text:style-name="P13"><text:span text:style-name="T11"><text:s text:c="2"/></text:span><text:span text:style-name="T11">...</text:span></text:p>
            <text:p text:style-name="P13"><text:span text:style-name="T11">}</text:span></text:p>
            <text:p text:style-name="P13"><text:span text:style-name="T11"/></text:p>
          </draw:text-box>
        </draw:frame>
        <draw:frame presentation:style-name="pr7" draw:text-style-name="P14" draw:layer="layout" svg:width="27cm" svg:height="4cm" svg:x="0.5cm" svg:y="9.75cm" presentation:class="outline" presentation:user-transformed="true">
          <draw:text-box>
            <text:p text:style-name="P13"><text:span text:style-name="T11">protected </text:span><text:span text:style-name="T13">Name</text:span><text:span text:style-name="T11"> doRemove(int index) {</text:span></text:p>
            <text:p text:style-name="P13"><text:span text:style-name="T11"><text:s text:c="2"/></text:span><text:span text:style-name="T11">int newSize = getNoComponents() - 1;</text:span></text:p>
            <text:p text:style-name="P13"><text:span text:style-name="T11"><text:s text:c="2"/></text:span><text:span text:style-name="T11">String[] newComponents = new String[newSize];</text:span></text:p>
            <text:p text:style-name="P13"><text:span text:style-name="T11"><text:s text:c="2"/></text:span><text:span text:style-name="T11">... // copy components skipping component at index </text:span></text:p>
            <text:p text:style-name="P13"><text:span text:style-name="T11"><text:s text:c="2"/></text:span><text:span text:style-name="T11">return </text:span><text:span text:style-name="T13">getName</text:span><text:span text:style-name="T11">(newComponents)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3 / 4: Sharing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 as classes defining shared objects</text:p>
              </text:list-item>
            </text:list>
          </draw:text-box>
        </draw:frame>
        <draw:frame presentation:style-name="pr7" draw:text-style-name="P14" draw:layer="layout" svg:width="27cm" svg:height="2.5cm" svg:x="0.5cm" svg:y="3.5cm" presentation:class="outline" presentation:user-transformed="true">
          <draw:text-box>
            <text:p text:style-name="P13"><text:span text:style-name="T11">public Name getName(String[] components) {</text:span></text:p>
            <text:p text:style-name="P13"><text:span text:style-name="T11"><text:s text:c="2"/></text:span><text:span text:style-name="T11">return getStringArrayName(component);</text:span></text:p>
            <text:p text:style-name="P13"><text:span text:style-name="T11">}</text:span></text:p>
          </draw:text-box>
        </draw:frame>
        <draw:frame presentation:style-name="pr7" draw:text-style-name="P14" draw:layer="layout" svg:width="27cm" svg:height="7.75cm" svg:x="0.5cm" svg:y="6cm" presentation:class="outline" presentation:user-transformed="true">
          <draw:text-box>
            <text:p text:style-name="P13"><text:span text:style-name="T11">public StringArrayName getStringArrayName(String[] components) {</text:span></text:p>
            <text:p text:style-name="P13"><text:span text:style-name="T11"><text:s text:c="2"/></text:span><text:span text:style-name="T11">String <text:s/>nameString = NameHelper.asNameString(components);</text:span></text:p>
            <text:p text:style-name="P13"><text:span text:style-name="T11"><text:s text:c="2"/></text:span><text:span text:style-name="T11">StringArrayName result = allStringArrayNames.get(nameString);</text:span></text:p>
            <text:p text:style-name="P13"><text:span text:style-name="T11"><text:s text:c="2"/></text:span><text:span text:style-name="T11">if (result == null) {</text:span></text:p>
            <text:p text:style-name="P13"><text:span text:style-name="T11"><text:s text:c="4"/></text:span><text:span text:style-name="T11">synchronized (this) {</text:span></text:p>
            <text:p text:style-name="P13"><text:span text:style-name="T11"><text:s text:c="6"/></text:span><text:span text:style-name="T11">result = allStringArrayNames.get(nameString);</text:span></text:p>
            <text:p text:style-name="P13"><text:span text:style-name="T11"><text:s text:c="6"/></text:span><text:span text:style-name="T11">if (result == null) {</text:span></text:p>
            <text:p text:style-name="P13"><text:span text:style-name="T11"><text:s text:c="8"/></text:span><text:span text:style-name="T11">result = new StringArrayName(components);</text:span></text:p>
            <text:p text:style-name="P13"><text:span text:style-name="T11"><text:s text:c="8"/></text:span><text:span text:style-name="T11">allStringArrayNames.put(nameString, result);</text:span></text:p>
            <text:p text:style-name="P13"><text:span text:style-name="T11"><text:s text:c="6"/></text:span><text:span text:style-name="T11">}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<text:s text:c="2"/></text:span><text:span text:style-name="T11">return resul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Sharing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rivial equality contract implementation</text:p>
              </text:list-item>
              <text:list-item>
                <text:p>More difficult if you have different implementation classes</text:p>
              </text:list-item>
            </text:list>
          </draw:text-box>
        </draw:frame>
        <draw:frame presentation:style-name="pr7" draw:text-style-name="P16" draw:layer="layout" svg:width="27cm" svg:height="3cm" svg:x="0.5cm" svg:y="4.5cm" presentation:class="outline" presentation:user-transformed="true">
          <draw:text-box>
            <text:p text:style-name="P15"><text:span text:style-name="T11">public boolean equals(Object o) {</text:span></text:p>
            <text:p text:style-name="P15"><text:span text:style-name="T11"><text:s text:c="2"/></text:span><text:span text:style-name="T11">return this == o;</text:span></text:p>
            <text:p text:style-name="P15"><text:span text:style-name="T11">}</text:span></text:p>
          </draw:text-box>
        </draw:frame>
        <draw:frame presentation:style-name="pr7" draw:text-style-name="P16" draw:layer="layout" svg:width="27cm" svg:height="6cm" svg:x="0.5cm" svg:y="7.5cm" presentation:class="outline" presentation:user-transformed="true">
          <draw:text-box>
            <text:p text:style-name="P15"><text:span text:style-name="T11">public int hashCode() {</text:span></text:p>
            <text:p text:style-name="P15"><text:span text:style-name="T11"><text:s text:c="2"/></text:span><text:span text:style-name="T11">return super.hashCode();</text:span></text:p>
            <text:p text:style-name="P15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4 / 4: Handle / Body Idiom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andle / Body Idiom [C95]</text:p>
                <text:list>
                  <text:list-item>
                    <text:p>Pass around only the handle, which holds the body</text:p>
                  </text:list-item>
                  <text:list-item>
                    <text:p>Forward all method calls from handle to bod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py-on-write (mutation method call)</text:p>
                <text:list>
                  <text:list-item>
                    <text:p>Upon mutation method call to handle, copy body</text:p>
                  </text:list-item>
                  <text:list-item>
                    <text:p>This way, the client gets isolated from source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s of handle / body idiom</text:p>
                <text:list>
                  <text:list-item>
                    <text:p>Protects client from aliasing effects</text:p>
                  </text:list-item>
                  <text:list-item>
                    <text:p>Minimizes memory consum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mplementation Benefits of Value Obje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Immutable objects are</text:p>
                <text:list>
                  <text:list-item>
                    <text:p>Safe for concurrency</text:p>
                  </text:list-item>
                  <text:list-item>
                    <text:p>Perform well (no need for synchronizatio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hared objects</text:p>
                <text:list>
                  <text:list-item>
                    <text:p>Make equality easy to implement</text:p>
                  </text:list-item>
                  <text:list-item>
                    <text:p>Minimize memory consump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identity of value objects allows for free copying</text:p>
                <text:list>
                  <text:list-item>
                    <text:p>Database benefit: No need for separate database table</text:p>
                  </text:list-item>
                  <text:list-item>
                    <text:p>Serialization benefit: Value object can be serialized in-line</text:p>
                  </text:list-item>
                  <text:list-item>
                    <text:p>Distributed systems benefit: No cross-process refer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Quiz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How to implement on java.lang.Object</text:p>
                <text:list>
                  <text:list-item>
                    <text:p>For either a value or an object type </text:p>
                    <text:list>
                      <text:list-item>
                        <text:p>These comparison methods … </text:p>
                        <text:list>
                          <text:list-item>
                            <text:p>boolean isSame(Object o)</text:p>
                          </text:list-item>
                          <text:list-item>
                            <text:p>boolean equals(Object o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creation methods …</text:p>
                        <text:list>
                          <text:list-item>
                            <text:p>Object clone()</text:p>
                          </text:list-item>
                          <text:list-item>
                            <text:p>Constructor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These other methods …</text:p>
                        <text:list>
                          <text:list-item>
                            <text:p>int hashCode()</text:p>
                          </text:list-item>
                          <text:list-item>
                            <text:p>getId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2" draw:layer="layout" svg:width="28cm" svg:height="1.75cm" svg:x="0cm" svg:y="0cm" presentation:class="title">
          <draw:text-box>
            <text:p>Answer: Implementing Base Contrac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N/A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return this;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Is hidden when sharing values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Calculate hash function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return ids.get(hashCode(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item>
                <text:p>Object types</text:p>
                <text:list>
                  <text:list-item>
                    <text:p>These comparison methods … </text:p>
                    <text:list>
                      <text:list-item>
                        <text:p>boolean isSame(Object o)</text:p>
                        <text:list>
                          <text:list-item>
                            <text:p><text:span text:style-name="T14">return this == o;</text:span></text:p>
                          </text:list-item>
                        </text:list>
                      </text:list-item>
                      <text:list-item>
                        <text:p>boolean equals(Object o)</text:p>
                        <text:list>
                          <text:list-item>
                            <text:p><text:span text:style-name="T14">By attribute comparison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creation methods …</text:p>
                    <text:list>
                      <text:list-item>
                        <text:p>Object clone()</text:p>
                        <text:list>
                          <text:list-item>
                            <text:p><text:span text:style-name="T14">Create shallow clone</text:span></text:p>
                          </text:list-item>
                        </text:list>
                      </text:list-item>
                      <text:list-item>
                        <text:p>Constructor</text:p>
                        <text:list>
                          <text:list-item>
                            <text:p><text:span text:style-name="T14">Whatever</text:span>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These other methods …</text:p>
                    <text:list>
                      <text:list-item>
                        <text:p>int hashCode()</text:p>
                        <text:list>
                          <text:list-item>
                            <text:p><text:span text:style-name="T14">return super.hashCode()</text:span></text:p>
                          </text:list-item>
                        </text:list>
                      </text:list-item>
                      <text:list-item>
                        <text:p>getId()</text:p>
                        <text:list>
                          <text:list-item>
                            <text:p><text:span text:style-name="T14">Safe version of return (int) thi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sign Exerci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Design a function that accepts a distance and a speed as input and returns the time it takes to go that distance at that speed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issing Inform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Functional properties</text:p>
                <text:list>
                  <text:list-item>
                    <text:p>Precision of calculation? (Assume double)</text:p>
                  </text:list-item>
                  <text:list-item>
                    <text:p>What types of units? (Assume metric system)</text:p>
                  </text:list-item>
                  <text:list-item>
                    <text:p>Handling of decimal multiples (Assume no)</text:p>
                  </text:list-item>
                  <text:list-item>
                    <text:p>…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on-functional properties</text:p>
                <text:list>
                  <text:list-item>
                    <text:p>Speed of calculation? (Assume as fast as possible)</text:p>
                  </text:list-item>
                  <text:list-item>
                    <text:p>Concurrent computations? (Assume yes)</text:p>
                  </text:list-item>
                  <text:list-item>
                    <text:p>Behavior in boundary cases? (Assume ignore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olution in Pseudo Code</text:p>
          </draw:text-box>
        </draw:frame>
        <draw:frame presentation:style-name="pr10" draw:text-style-name="P20" draw:layer="layout" svg:width="27cm" svg:height="11.5cm" svg:x="0.5cm" svg:y="2.25cm" presentation:class="outline">
          <draw:text-box>
            <text:p text:style-name="P13"><text:span text:style-name="T11">function calculate_duration</text:span></text:p>
            <text:p text:style-name="P18"><text:span text:style-name="T11">in: speed</text:span></text:p>
            <text:p text:style-name="P18"><text:span text:style-name="T11">in: distance</text:span></text:p>
            <text:p text:style-name="P18"><text:span text:style-name="T11">out: duration</text:span></text:p>
            <text:p text:style-name="P18"><text:span text:style-name="T11"/></text:p>
            <text:p text:style-name="P13"><text:span text:style-name="T11">begin</text:span></text:p>
            <text:p text:style-name="P19"><text:span text:style-name="T11">duration = distance / speed</text:span></text:p>
            <text:p text:style-name="P13"><text:span text:style-name="T11">end</text:span></text:p>
            <text:p text:style-name="P13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yUnit </text:p>
          </draw:text-box>
        </draw:frame>
        <draw:frame draw:style-name="gr12" draw:text-style-name="P10" draw:layer="layout" svg:width="27cm" svg:height="10.125cm" svg:x="0.5cm" svg:y="2.937cm" presentation:class="graphic">
          <draw:image xlink:href="Pictures/100000000000019000000096AF497915DFBF16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e Units (of the Metric System)</text:p>
          </draw:text-box>
        </draw:frame>
        <draw:frame draw:style-name="standard" draw:layer="layout" svg:width="27cm" svg:height="13.001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5">Quantity</text:span></text:p>
              </table:table-cell>
              <table:table-cell>
                <text:p text:style-name="P6"><text:span text:style-name="T15">Base Unit</text:span></text:p>
              </table:table-cell>
              <table:table-cell>
                <text:p text:style-name="P6"><text:span text:style-name="T15">Symbol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Length</text:span></text:p>
              </table:table-cell>
              <table:table-cell>
                <text:p text:style-name="P21"><text:span text:style-name="T16">meter</text:span></text:p>
              </table:table-cell>
              <table:table-cell>
                <text:p text:style-name="P21"><text:span text:style-name="T16">m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Mass</text:span></text:p>
              </table:table-cell>
              <table:table-cell>
                <text:p text:style-name="P21"><text:span text:style-name="T16">kilogram</text:span></text:p>
              </table:table-cell>
              <table:table-cell>
                <text:p text:style-name="P21"><text:span text:style-name="T16">kg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ime</text:span></text:p>
              </table:table-cell>
              <table:table-cell>
                <text:p text:style-name="P21"><text:span text:style-name="T16">second</text:span></text:p>
              </table:table-cell>
              <table:table-cell>
                <text:p text:style-name="P21"><text:span text:style-name="T16">s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Electric Current</text:span></text:p>
              </table:table-cell>
              <table:table-cell>
                <text:p text:style-name="P21"><text:span text:style-name="T16">ampere</text:span></text:p>
              </table:table-cell>
              <table:table-cell>
                <text:p text:style-name="P21"><text:span text:style-name="T16">A</text:span></text:p>
              </table:table-cell>
            </table:table-row>
            <table:table-row table:style-name="ro1" table:default-cell-style-name="ce2">
              <table:table-cell>
                <text:p text:style-name="P21"><text:span text:style-name="T16">Thermodynamic Temperature</text:span></text:p>
              </table:table-cell>
              <table:table-cell>
                <text:p text:style-name="P21"><text:span text:style-name="T16">kelvin</text:span></text:p>
              </table:table-cell>
              <table:table-cell>
                <text:p text:style-name="P21"><text:span text:style-name="T16">K</text:span></text:p>
              </table:table-cell>
            </table:table-row>
            <table:table-row table:style-name="ro1" table:default-cell-style-name="ce3">
              <table:table-cell>
                <text:p text:style-name="P21"><text:span text:style-name="T16">Luminous Intensity</text:span></text:p>
              </table:table-cell>
              <table:table-cell>
                <text:p text:style-name="P21"><text:span text:style-name="T16">candela</text:span></text:p>
              </table:table-cell>
              <table:table-cell>
                <text:p text:style-name="P21"><text:span text:style-name="T16">cd</text:span></text:p>
              </table:table-cell>
            </table:table-row>
            <table:table-row table:style-name="ro2" table:default-cell-style-name="ce4">
              <table:table-cell>
                <text:p text:style-name="P21"><text:span text:style-name="T16">Amount of Substance</text:span></text:p>
              </table:table-cell>
              <table:table-cell>
                <text:p text:style-name="P21"><text:span text:style-name="T16">mole</text:span></text:p>
              </table:table-cell>
              <table:table-cell>
                <text:p text:style-name="P21"><text:span text:style-name="T16">mo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1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tate Pattern vs. enum</text:p>
          </draw:text-box>
        </draw:frame>
        <draw:frame presentation:style-name="pr10" draw:text-style-name="P24" draw:layer="layout" svg:width="27cm" svg:height="11.5cm" svg:x="0.5cm" svg:y="2.25cm" presentation:class="outline" presentation:user-transformed="true">
          <draw:text-box>
            <text:p text:style-name="P22"><text:span text:style-name="T17">public enum BaseUnit {</text:span></text:p>
            <text:p text:style-name="P23"><text:span text:style-name="T17">m(0), </text:span></text:p>
            <text:p text:style-name="P23"><text:span text:style-name="T17">kg(1),</text:span></text:p>
            <text:p text:style-name="P23"><text:span text:style-name="T17">s(2),</text:span></text:p>
            <text:p text:style-name="P23"><text:span text:style-name="T17">A(3),</text:span></text:p>
            <text:p text:style-name="P23"><text:span text:style-name="T17">K(4),</text:span></text:p>
            <text:p text:style-name="P23"><text:span text:style-name="T17">cd(5),</text:span></text:p>
            <text:p text:style-name="P23"><text:span text:style-name="T17">mol(6);</text:span></text:p>
            <text:p text:style-name="P22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Unit (of Measure)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Unit {</text:span></text:p>
            <text:p text:style-name="P25"><text:span text:style-name="T17">// example: m/s = { 1.0, 0, -1.0, 0, 0, 0, 0 }</text:span></text:p>
            <text:p text:style-name="P25"><text:span text:style-name="T17">protected double exponents[7]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ntities with Units</text:p>
          </draw:text-box>
        </draw:frame>
        <draw:frame presentation:style-name="pr10" draw:text-style-name="P20" draw:layer="layout" svg:width="27cm" svg:height="11.5cm" svg:x="0.5cm" svg:y="2.25cm" presentation:class="outline" presentation:user-transformed="true">
          <draw:text-box>
            <text:p text:style-name="P13"><text:span text:style-name="T17">public class QuantityUnit {</text:span></text:p>
            <text:p text:style-name="P25"><text:span text:style-name="T17">protected double quantity;</text:span></text:p>
            <text:p text:style-name="P25"><text:span text:style-name="T17">protected Unit unit;</text:span></text:p>
            <text:p text:style-name="P25"><text:span text:style-name="T17">...</text:span></text:p>
            <text:p text:style-name="P13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s in Java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Not yet, but … </text:p>
              </text:list-item>
            </text:list>
          </draw:text-box>
        </draw:frame>
        <draw:frame draw:style-name="gr13" draw:text-style-name="P9" draw:layer="layout" svg:width="18.15cm" svg:height="11cm" svg:x="1.7cm" svg:y="3.5cm">
          <draw:image xlink:href="Pictures/100002010000049F000002CDFEDFB91B0FC530A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rrays</text:p>
              </text:list-item>
              <text:list-item>
                <text:p>Enumerations</text:p>
              </text:list-item>
              <text:list-item>
                <text:p>Parameterized types</text:p>
                <text:list>
                  <text:list-item>
                    <text:p>Quantity units (SI units)</text:p>
                  </text:list-item>
                  <text:list-item>
                    <text:p>Ranges and range bounds</text:p>
                  </text:list-item>
                  <text:list-item>
                    <text:p>Expressions, restrictions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nums as Value Type Constructor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Enumerations provide shared values</text:p>
                <text:list>
                  <text:list-item>
                    <text:p>Constructors can only be private</text:p>
                  </text:list-item>
                  <text:list-item>
                    <text:p>Fields can be mutable, how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aram. Types as Value Type Constructors</text:p>
          </draw:text-box>
        </draw:frame>
        <draw:frame presentation:style-name="pr10" draw:text-style-name="P14" draw:layer="layout" svg:width="27cm" svg:height="11.5cm" svg:x="0.5cm" svg:y="2.25cm" presentation:class="outline" presentation:user-transformed="true">
          <draw:text-box>
            <text:p text:style-name="P13"><text:span text:style-name="T11">public class RangeRestriction&lt;T extends Comparable&lt;T&gt;&gt;</text:span></text:p>
            <text:p text:style-name="P13"><text:span text:style-name="T11"><text:s text:c="2"/></text:span><text:span text:style-name="T11">extends Restriction&lt;T&gt; {</text:span></text:p>
            <text:p text:style-name="P13"><text:span text:style-name="T11"/></text:p>
            <text:p text:style-name="P13"><text:span text:style-name="T11"><text:s text:c="2"/></text:span><text:span text:style-name="T11">protected Range&lt;T&gt; range;</text:span></text:p>
            <text:p text:style-name="P13"><text:span text:style-name="T11"/></text:p>
            <text:p text:style-name="P13"><text:span text:style-name="T11"><text:s text:c="2"/></text:span><text:span text:style-name="T11">public RangeRestriction(T lowerBound, T upperBound) {</text:span></text:p>
            <text:p text:style-name="P13"><text:span text:style-name="T11"><text:s text:c="4"/></text:span><text:span text:style-name="T11">this(new Range&lt;T&gt;(lowerBound, upperBound)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public RangeRestriction(Range&lt;T&gt; range) {</text:span></text:p>
            <text:p text:style-name="P13"><text:span text:style-name="T11"><text:s text:c="4"/></text:span><text:span text:style-name="T11">this.range = range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<text:s text:c="2"/></text:span><text:span text:style-name="T11">@Override</text:span></text:p>
            <text:p text:style-name="P13"><text:span text:style-name="T11"><text:s text:c="2"/></text:span><text:span text:style-name="T11">public boolean isSatisfiedBy(T value) {</text:span></text:p>
            <text:p text:style-name="P13"><text:span text:style-name="T11"><text:s text:c="4"/></text:span><text:span text:style-name="T11">return range.includes(value);</text:span></text:p>
            <text:p text:style-name="P13"><text:span text:style-name="T11"><text:s text:c="2"/></text:span><text:span text:style-name="T11">}</text:span></text:p>
            <text:p text:style-name="P13"><text:span text:style-name="T11"/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bject Identifiers / Referenc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Plain main memory reference</text:p>
              </text:list-item>
              <text:list-item>
                <text:p>Handle (specialized pointers)</text:p>
              </text:list-item>
              <text:list-item>
                <text:p>External object identifiers</text:p>
              </text:list-item>
              <text:list-item>
                <text:p>Primary key to rel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ality Check [B+97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Large financial system (1997)</text:p>
                <text:list>
                  <text:list-item>
                    <text:p>More than 2500 (regular) C++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tilization of value object (classes)</text:p>
                <text:list>
                  <text:list-item>
                    <text:p>About 50 unique value types (implemented as classes)</text:p>
                  </text:list-item>
                  <text:list-item>
                    <text:p>About 20 unique value type constructors</text:p>
                  </text:list-item>
                  <text:list-item>
                    <text:p>More than 200 code (enum) like valu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JValue Value Object Framework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JValue, originally a framework for value objects in Java</text:p>
                <text:list>
                  <text:list-item>
                    <text:p>Since 1998 but in its third (modern Java) incarnation</text:p>
                  </text:list-item>
                  <text:list-item>
                    <text:p>Only recently on <text:a xlink:href="http://github.com/jvalue/value-objects" xlink:type="simple">http://github.com/jvalue/value-objects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Contributions are welcome! Final theses possible as well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Value objects / types</text:p>
                <text:list>
                  <text:list-item>
                    <text:p>Definition, charteristics, benefits</text:p>
                  </text:list-item>
                  <text:list-item>
                    <text:p>Values vs. objects</text:p>
                  </text:list-item>
                  <text:list-item>
                    <text:p>Implementation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6cm" svg:x="0cm" svg:y="1.5cm" presentation:class="title">
          <draw:text-box>
            <text:p>Thank you! Questions?</text:p>
          </draw:text-box>
        </draw:frame>
        <draw:frame draw:style-name="gr14" draw:text-style-name="P27" draw:layer="layout" svg:width="20cm" svg:height="4cm" svg:x="0cm" svg:y="11.75cm">
          <draw:text-box>
            <text:p text:style-name="P26"><text:span text:style-name="T18">DR</text:span></text:p>
          </draw:text-box>
        </draw:frame>
        <draw:frame presentation:style-name="pr13" draw:text-style-name="P28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7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29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51M32S</meta:editing-duration>
    <meta:editing-cycles>197</meta:editing-cycles>
    <meta:generator>LibreOffice/6.0.7.3$Linux_X86_64 LibreOffice_project/00m0$Build-3</meta:generator>
    <meta:initial-creator>Dirk Riehle</meta:initial-creator>
    <dc:date>2020-09-25T18:21:11.071245574</dc:date>
    <meta:printed-by>Dirk Riehle</meta:printed-by>
    <meta:print-date>2013-05-04T19:19:21</meta:print-date>
    <meta:document-statistic meta:object-count="230"/>
    <meta:template xlink:type="simple" xlink:actuate="onRequest" xlink:title="True Blue Presentation" xlink:href="../../../../Templates/True%20Blue%20Presentation.otp" meta:date="2013-04-02T22:52:20"/>
  </office:meta>
</office:document-meta>
</file>